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7d38" officeooo:paragraph-rsid="00047d38"/>
    </style:style>
    <style:style style:name="P2" style:family="paragraph" style:parent-style-name="Standard">
      <style:text-properties officeooo:rsid="00047d38" officeooo:paragraph-rsid="00047d38"/>
    </style:style>
    <style:style style:name="P3" style:family="paragraph" style:parent-style-name="Standard">
      <style:text-properties officeooo:rsid="000585c2" officeooo:paragraph-rsid="000585c2"/>
    </style:style>
    <style:style style:name="P4" style:family="paragraph" style:parent-style-name="Standard">
      <style:text-properties fo:font-weight="bold" officeooo:rsid="000585c2" officeooo:paragraph-rsid="000585c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4pt" fo:font-weight="bold" officeooo:rsid="00047d38" officeooo:paragraph-rsid="00047d38" style:font-size-asian="44pt" style:font-weight-asian="bold" style:font-size-complex="44pt" style:font-weight-complex="bold"/>
    </style:style>
    <style:style style:name="P6" style:family="paragraph" style:parent-style-name="Standard">
      <style:text-properties officeooo:rsid="000627f7" officeooo:paragraph-rsid="000627f7"/>
    </style:style>
    <style:style style:name="P7" style:family="paragraph" style:parent-style-name="Standard">
      <style:text-properties officeooo:rsid="00074074" officeooo:paragraph-rsid="00074074"/>
    </style:style>
    <style:style style:name="P8" style:family="paragraph" style:parent-style-name="Standard">
      <style:paragraph-properties fo:text-align="center" style:justify-single-word="false"/>
      <style:text-properties fo:font-size="22pt" officeooo:rsid="00047d38" officeooo:paragraph-rsid="00047d38" style:font-size-asian="22pt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енеджеры пакетов:</text:p>
      <text:p text:style-name="P1"/>
      <text:p text:style-name="P5">flatpak</text:p>
      <text:p text:style-name="P1"/>
      <text:p text:style-name="P6">просмотр удаленного каталога приложенй:</text:p>
      <text:p text:style-name="P6"/>
      <text:p text:style-name="P6">flatpak remotes</text:p>
      <text:p text:style-name="P6"/>
      <text:p text:style-name="P6">поиск приложения:</text:p>
      <text:p text:style-name="P6"/>
      <text:p text:style-name="P6">flatpak search &lt;имя пакета&gt;</text:p>
      <text:p text:style-name="P6">будет возвращено наименование пакета и его ID</text:p>
      <text:p text:style-name="P6"/>
      <text:p text:style-name="P6">установка пакета:</text:p>
      <text:p text:style-name="P6"/>
      <text:p text:style-name="P6">flatpak install flathub &lt;ID пакета&gt;</text:p>
      <text:p text:style-name="P6"/>
      <text:p text:style-name="P7">можно не указывать flathub, тогда при установке будет вопрос удаленного хранилища</text:p>
      <text:p text:style-name="P7"/>
      <text:p text:style-name="P7">запуск приложения:</text:p>
      <text:p text:style-name="P7"/>
      <text:p text:style-name="P7">flatpak run &lt;ID пакета&gt;</text:p>
      <text:p text:style-name="P6"/>
      <text:p text:style-name="P7">обновление пакета:</text:p>
      <text:p text:style-name="P7"/>
      <text:p text:style-name="P7">flatpak update</text:p>
      <text:p text:style-name="P7"/>
      <text:p text:style-name="P7">просмотр установленных пакетов:</text:p>
      <text:p text:style-name="P7"/>
      <text:p text:style-name="P7">flatpak list</text:p>
      <text:p text:style-name="P7"/>
      <text:p text:style-name="P7">удаление пакета:</text:p>
      <text:p text:style-name="P7"/>
      <text:p text:style-name="P7">flatpak uninstall &lt;ID пакета&gt;</text:p>
      <text:p text:style-name="P1"/>
      <text:p text:style-name="P7">для исправления каких-то проблем с установкой<text:tab/>:</text:p>
      <text:p text:style-name="P7"/>
      <text:p text:style-name="P7">flatpak repair</text:p>
      <text:p text:style-name="P7"/>
      <text:p text:style-name="P7">просмотр логов использования:</text:p>
      <text:p text:style-name="P7"/>
      <text:p text:style-name="P7">flatpak history</text:p>
      <text:p text:style-name="P1"/>
      <text:p text:style-name="P1"/>
      <text:p text:style-name="P5">snap</text:p>
      <text:p text:style-name="P1"/>
      <text:p text:style-name="P3"><text:soft-page-break/>установка snap:</text:p>
      <text:p text:style-name="P3"/>
      <text:p text:style-name="P3">sudo apt install snapd</text:p>
      <text:p text:style-name="P3"/>
      <text:p text:style-name="P4">установка пакета:</text:p>
      <text:p text:style-name="P3"/>
      <text:p text:style-name="P3">sudo snap install &lt;имя пакета&gt;</text:p>
      <text:p text:style-name="P3"/>
      <text:p text:style-name="P3">облновление пакета;</text:p>
      <text:p text:style-name="P3"/>
      <text:p text:style-name="P3">snap refresh &lt;имя пакета&gt;</text:p>
      <text:p text:style-name="P3"/>
      <text:p text:style-name="P3">или для обновления всех пакетов:</text:p>
      <text:p text:style-name="P3"/>
      <text:p text:style-name="P3">snap refresh</text:p>
      <text:p text:style-name="P3"/>
      <text:p text:style-name="P4">удаление пакета:</text:p>
      <text:p text:style-name="P3"/>
      <text:p text:style-name="P3">snap remove</text:p>
      <text:p text:style-name="P3"/>
      <text:p text:style-name="P3">просмотр установленных пакетов:</text:p>
      <text:p text:style-name="P3"/>
      <text:p text:style-name="P3">snap list</text:p>
      <text:p text:style-name="P3"/>
      <text:p text:style-name="P3">поиск пакетов:</text:p>
      <text:p text:style-name="P3"/>
      <text:p text:style-name="P3">snap find &lt;имя пакета&gt;</text:p>
      <text:p text:style-name="P3"/>
      <text:p text:style-name="P3">информация о пакете:</text:p>
      <text:p text:style-name="P3"/>
      <text:p text:style-name="P3">snap info &lt;имя пакета&gt;</text:p>
      <text:p text:style-name="P3"/>
      <text:p text:style-name="P3">откат обновления пакета:</text:p>
      <text:p text:style-name="P3"/>
      <text:p text:style-name="P3">snap revert &lt;имя пакета&gt;</text:p>
      <text:p text:style-name="P3"/>
      <text:p text:style-name="P4">запуск пакета:</text:p>
      <text:p text:style-name="P3"/>
      <text:p text:style-name="P3">snap run &lt;имя пакета&gt;</text:p>
      <text:p text:style-name="P3"/>
      <text:p text:style-name="P3"/>
      <text:p text:style-name="P3"/>
      <text:p text:style-name="P3"/>
      <text:p text:style-name="P1">Оба хранят в себе зависимости и делают установку программ независимо от окружения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3-10-01T21:32:51.833460813</dc:date>
    <meta:editing-duration>PT15M3S</meta:editing-duration>
    <meta:editing-cycles>5</meta:editing-cycles>
    <meta:document-statistic meta:table-count="0" meta:image-count="0" meta:object-count="0" meta:page-count="2" meta:paragraph-count="44" meta:word-count="149" meta:character-count="1052" meta:non-whitespace-character-count="947"/>
  </office:meta>
</office:document-meta>
</file>